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2aa247"/>
    </style:style>
    <style:style style:name="P4" style:family="paragraph" style:parent-style-name="Standard">
      <style:text-properties style:font-name="David" officeooo:rsid="062f9785" officeooo:paragraph-rsid="062f9785" style:font-size-asian="10.5pt" style:font-name-complex="David CLM1" style:font-weight-complex="normal"/>
    </style:style>
    <style:style style:name="P5" style:family="paragraph" style:parent-style-name="Standard">
      <style:text-properties officeooo:rsid="0628aa40" officeooo:paragraph-rsid="062aa247"/>
    </style:style>
    <style:style style:name="P6" style:family="paragraph" style:parent-style-name="Standard">
      <style:text-properties officeooo:paragraph-rsid="062aa247"/>
    </style:style>
    <style:style style:name="P7" style:family="paragraph" style:parent-style-name="Heading_20_1">
      <style:paragraph-properties fo:line-height="100%"/>
      <style:text-properties officeooo:paragraph-rsid="04af6545"/>
    </style:style>
    <style:style style:name="P8" style:family="paragraph" style:parent-style-name="Heading_20_2">
      <style:text-properties officeooo:paragraph-rsid="063f828d"/>
    </style:style>
    <style:style style:name="P9" style:family="paragraph" style:parent-style-name="Heading_20_2">
      <style:text-properties officeooo:paragraph-rsid="0656e34b"/>
    </style:style>
    <style:style style:name="P10" style:family="paragraph" style:parent-style-name="Standard">
      <style:text-properties style:font-name="Monospace" officeooo:rsid="0626422c" officeooo:paragraph-rsid="062aa247" style:font-size-asian="10.5pt" style:font-name-complex="David CLM1" style:font-weight-complex="normal"/>
    </style:style>
    <style:style style:name="P11" style:family="paragraph" style:parent-style-name="Standard">
      <style:text-properties style:font-name="Monospace" officeooo:rsid="0628aa40" officeooo:paragraph-rsid="062aa247" style:font-size-asian="10.5pt" style:font-name-complex="David CLM1" style:font-weight-complex="normal"/>
    </style:style>
    <style:style style:name="P12" style:family="paragraph" style:parent-style-name="Standard">
      <style:text-properties style:font-name="David" officeooo:rsid="062f9785" officeooo:paragraph-rsid="062f9785" style:font-size-asian="10.5pt" style:font-name-complex="David CLM1" style:font-weight-complex="normal"/>
    </style:style>
    <style:style style:name="P13" style:family="paragraph" style:parent-style-name="Standard">
      <style:text-properties style:font-name="David" officeooo:paragraph-rsid="063f828d"/>
    </style:style>
    <style:style style:name="P14" style:family="paragraph" style:parent-style-name="Standard">
      <style:text-properties style:font-name="David" officeooo:rsid="064d53b4" officeooo:paragraph-rsid="064d53b4"/>
    </style:style>
    <style:style style:name="P15" style:family="paragraph" style:parent-style-name="Standard">
      <style:text-properties style:font-name="David" officeooo:paragraph-rsid="0656e34b"/>
    </style:style>
    <style:style style:name="P16" style:family="paragraph" style:parent-style-name="Standard">
      <style:text-properties officeooo:paragraph-rsid="063f828d"/>
    </style:style>
    <style:style style:name="P17" style:family="paragraph" style:parent-style-name="Standard">
      <style:text-properties officeooo:rsid="06255ca3" officeooo:paragraph-rsid="063f828d"/>
    </style:style>
    <style:style style:name="P18" style:family="paragraph" style:parent-style-name="Standard">
      <style:text-properties officeooo:paragraph-rsid="0656e34b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David" fo:font-size="14pt" officeooo:paragraph-rsid="0656e34b" style:font-size-asian="14pt" style:font-name-complex="David CLM1" style:font-size-complex="14pt" style:font-weight-complex="normal"/>
    </style:style>
    <style:style style:name="P20" style:family="paragraph" style:parent-style-name="Text_20_body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1" style:font-weight-complex="normal"/>
    </style:style>
    <style:style style:name="T4" style:family="text">
      <style:text-properties style:font-name="Monospace" officeooo:rsid="0626422c" style:font-size-asian="10.5pt" style:font-name-complex="David CLM1" style:font-weight-complex="normal"/>
    </style:style>
    <style:style style:name="T5" style:family="text">
      <style:text-properties style:font-name="Monospace" officeooo:rsid="062779da" style:font-size-asian="10.5pt" style:font-name-complex="David CLM1" style:font-weight-complex="normal"/>
    </style:style>
    <style:style style:name="T6" style:family="text">
      <style:text-properties style:font-name="Monospace" officeooo:rsid="06299f58" style:font-size-asian="10.5pt" style:font-name-complex="David CLM1" style:font-weight-complex="normal"/>
    </style:style>
    <style:style style:name="T7" style:family="text">
      <style:text-properties style:font-name="Monospace" officeooo:rsid="063f287b" style:font-size-asian="10.5pt" style:font-name-complex="David CLM1" style:font-weight-complex="normal"/>
    </style:style>
    <style:style style:name="T8" style:family="text">
      <style:text-properties style:font-name="Monospace" officeooo:rsid="065671dc" style:font-size-asian="10.5pt" style:font-name-complex="David CLM1" style:font-weight-complex="normal"/>
    </style:style>
    <style:style style:name="T9" style:family="text">
      <style:text-properties style:font-name="Monospace" fo:font-weight="normal" officeooo:rsid="063f287b" style:font-size-asian="10.5pt" style:font-weight-asian="normal" style:font-name-complex="David CLM1" style:font-weight-complex="normal"/>
    </style:style>
    <style:style style:name="T10" style:family="text">
      <style:text-properties officeooo:rsid="04af6545"/>
    </style:style>
    <style:style style:name="T11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12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2f978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9" style:family="text">
      <style:text-properties officeooo:rsid="061daf12"/>
    </style:style>
    <style:style style:name="T20" style:family="text">
      <style:text-properties style:font-name="David"/>
    </style:style>
    <style:style style:name="T21" style:family="text">
      <style:text-properties style:font-name="David" officeooo:rsid="0634bfb2"/>
    </style:style>
    <style:style style:name="T22" style:family="text">
      <style:text-properties style:font-name="David" officeooo:rsid="0634bfb2" style:font-size-asian="10.5pt" style:font-name-complex="David CLM1" style:font-weight-complex="normal"/>
    </style:style>
    <style:style style:name="T23" style:family="text">
      <style:text-properties style:font-name="David" officeooo:rsid="0642138f" style:font-size-asian="10.5pt" style:font-name-complex="David CLM1" style:font-weight-complex="normal"/>
    </style:style>
    <style:style style:name="T24" style:family="text">
      <style:text-properties style:font-name="David" officeooo:rsid="0646251d" style:font-size-asian="10.5pt" style:font-name-complex="David CLM1" style:font-weight-complex="normal"/>
    </style:style>
    <style:style style:name="T25" style:family="text">
      <style:text-properties style:font-name="David" officeooo:rsid="06561767" style:font-size-asian="10.5pt" style:font-name-complex="David CLM1" style:font-weight-complex="normal"/>
    </style:style>
    <style:style style:name="T26" style:family="text">
      <style:text-properties style:font-name="David" officeooo:rsid="065768e2" style:font-size-asian="10.5pt" style:font-name-complex="David CLM1" style:font-weight-complex="normal"/>
    </style:style>
    <style:style style:name="T27" style:family="text">
      <style:text-properties style:font-name="David" officeooo:rsid="063aa742"/>
    </style:style>
    <style:style style:name="T28" style:family="text">
      <style:text-properties style:font-name="David" officeooo:rsid="06407c16"/>
    </style:style>
    <style:style style:name="T29" style:family="text">
      <style:text-properties style:font-name="David" officeooo:rsid="06435662"/>
    </style:style>
    <style:style style:name="T30" style:family="text">
      <style:text-properties style:font-name="David" officeooo:rsid="064456df"/>
    </style:style>
    <style:style style:name="T31" style:family="text">
      <style:text-properties style:font-name="David" fo:language="en" fo:country="US" style:font-size-asian="10.5pt" style:font-name-complex="David CLM1" style:font-weight-complex="normal"/>
    </style:style>
    <style:style style:name="T32" style:family="text">
      <style:text-properties style:font-name="David" fo:language="en" fo:country="US" officeooo:rsid="0646251d" style:font-size-asian="10.5pt" style:font-name-complex="David CLM1" style:font-weight-complex="normal"/>
    </style:style>
    <style:style style:name="T33" style:family="text">
      <style:text-properties style:font-name="David" fo:language="en" fo:country="US" officeooo:rsid="06561767" style:font-size-asian="10.5pt" style:font-name-complex="David CLM1" style:font-weight-complex="normal"/>
    </style:style>
    <style:style style:name="T34" style:family="text">
      <style:text-properties style:font-name="David" fo:language="en" fo:country="US" officeooo:rsid="0656e34b" style:font-size-asian="10.5pt" style:font-name-complex="David CLM1" style:font-weight-complex="normal"/>
    </style:style>
    <style:style style:name="T35" style:family="text">
      <style:text-properties style:font-name="David" fo:language="en" fo:country="US" fo:font-weight="bold" style:font-size-asian="10.5pt" style:font-weight-asian="bold" style:font-name-complex="David CLM1" style:font-weight-complex="bold"/>
    </style:style>
    <style:style style:name="T36" style:family="text">
      <style:text-properties style:font-name="David" fo:language="en" fo:country="US" fo:font-weight="bold" officeooo:rsid="0656e34b" style:font-size-asian="10.5pt" style:font-weight-asian="bold" style:font-name-complex="David CLM1" style:font-weight-complex="bold"/>
    </style:style>
    <style:style style:name="T37" style:family="text">
      <style:text-properties style:font-name="David" officeooo:rsid="06561767"/>
    </style:style>
    <style:style style:name="T38" style:family="text">
      <style:text-properties style:font-name="David" officeooo:rsid="065768e2"/>
    </style:style>
    <style:style style:name="T39" style:family="text">
      <style:text-properties officeooo:rsid="06213d5c"/>
    </style:style>
    <style:style style:name="T40" style:family="text">
      <style:text-properties officeooo:rsid="06255ca3"/>
    </style:style>
    <style:style style:name="T41" style:family="text">
      <style:text-properties officeooo:rsid="0626422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6255ca3" style:font-weight-asian="bold" style:font-weight-complex="bold"/>
    </style:style>
    <style:style style:name="T44" style:family="text">
      <style:text-properties officeooo:rsid="06314049"/>
    </style:style>
    <style:style style:name="T45" style:family="text">
      <style:text-properties officeooo:rsid="063f287b"/>
    </style:style>
    <style:style style:name="T46" style:family="text">
      <style:text-properties fo:font-weight="normal" officeooo:rsid="06255ca3" style:font-weight-asian="normal" style:font-weight-complex="normal"/>
    </style:style>
    <style:style style:name="T47" style:family="text">
      <style:text-properties officeooo:rsid="06435662"/>
    </style:style>
    <style:style style:name="T48" style:family="text">
      <style:text-properties officeooo:rsid="06302d6c"/>
    </style:style>
    <style:style style:name="T49" style:family="text">
      <style:text-properties officeooo:rsid="065768e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מטלה</text:span><text:span text:style-name="T10"> –</text:span><text:span text:style-name="T2"> </text:span><text:span text:style-name="T11">חלוקת חפצים עם כסף</text:span></text:h>
      <text:p text:style-name="P20">‫יש לענות על שאלה אחת לבחירתכם. שאלות רגילות מזכות בנקודה אחת. שאלות או סעיפים עם כוכבית‬ מזכים בנקודה נוספת.‬</text:p>
      <text:p text:style-name="P20">‫יש להוכיח את נכונות התשובות. אפשר לכתוב אלגוריתם בפסאודו-קוד, אבל הוא צריך להיות מדוייק ‫ומפורט ברמה של שפת תיכנות.‬</text:p>
      <text:p text:style-name="P3"><text:span text:style-name="T40">שאלה </text:span><text:span text:style-name="T14">1</text:span><text:span text:style-name="T40">: </text:span><text:span text:style-name="T13">חלוקת חפצים עם מס</text:span></text:p>
      <text:p text:style-name="P6"><text:span text:style-name="T41">נתונה בעיית חלוקה עם כסף, של </text:span><text:span text:style-name="T4">m חפצים בין n אנשים. כל אדם המקבל סכום כסף חיובי כלשהו x, צריך לשלם t*x מס הכנסה, כאשר t <text:s/>הוא מספר קבוע כלשהו בין 0 ל-1 (נניח t=0.3 <text:s/>זה 30% מס).</text:span></text:p>
      <text:p text:style-name="P10"/>
      <text:p text:style-name="P5"><text:span text:style-name="T5">א. </text:span><text:span text:style-name="T3">הראו שאלגוריתם "המכרז השווה" לא תמיד מחזיר חלוקה ללא קנאה.</text:span></text:p>
      <text:p text:style-name="P11"/>
      <text:p text:style-name="P5"><text:span text:style-name="T3">* ב. תארו אלגוריתם המוצא חלוקה </text:span><text:span text:style-name="T6">יעילה-פארטו ו</text:span><text:span text:style-name="T3">ללא קנאה, או הוכיחו שלא קיים כזה.</text:span></text:p>
      <text:p text:style-name="P9">שאלה <text:span text:style-name="T15">2</text:span>: <text:span text:style-name="T17">חלוקת ללא-קנאה </text:span><text:span text:style-name="T19">עם זכויות שונות</text:span></text:p>
      <text:p text:style-name="P18"><text:span text:style-name="T21">נתונים n שחקנים עם זכויות שונות: w1,…,wn. כזכור, </text:span><text:span text:style-name="T22">חלוקה ללא קנאה עם זכויות שונות היא חלוקה שבה, לכל שני שחקנים i, j:</text:span></text:p>
      <text:p text:style-name="P19">[Vi(Xi)-p(Xi)] / wi <text:s/>≥ <text:s/>[Vi(Xj)-p(Xj)] / wj</text:p>
      <text:p text:style-name="P15"/>
      <text:p text:style-name="P18"><text:span text:style-name="T27">תארו אלגוריתם המוצא חלוקה יעילה-פארטו וללא קנאה לשחקנים עם זכויות שונות. </text:span><text:span text:style-name="T37">הוכיחו </text:span><text:span text:style-name="T26">שהאלגוריתם שלכם אכן מקיים תכונות אלה</text:span><text:span text:style-name="T37">.</text:span></text:p>
      <text:p text:style-name="P9">שאלה <text:span text:style-name="T18">3</text:span>: <text:span text:style-name="T18">אלגוריתם המכרז: אסטרטגיה</text:span></text:p>
      <text:p text:style-name="P18"><text:span text:style-name="T33">n </text:span><text:span text:style-name="T34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18"><text:span text:style-name="T36">הדרכה</text:span><text:span text:style-name="T34">: לפני שתנסו לפתח אלגוריתם כללי, נסו לבדוק מקרים פרטיים ולהבין מה קורה. לדוגמה, שני שחקנים עם ערכים 10, 20 או 20, 10.</text:span></text:p>
      <text:p text:style-name="P9"><text:span text:style-name="T40">שאלה </text:span><text:span text:style-name="T18">4</text:span><text:span text:style-name="T40">: האם ייתכן שדייר ישלם יותר מערך החדר?</text:span></text:p>
      <text:p text:style-name="P16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17"/>
      <text:p text:style-name="P16"><text:span text:style-name="T40">ב. הראו דוגמה שבה סכום הערכים של דייר מסויים קטן מ־R, </text:span><text:span text:style-name="T46">ובכל</text:span><text:span text:style-name="T43"> </text:span><text:span text:style-name="T40">חלוקה ללא־קנאה, הדייר הזה משלם מחיר גבוה יותר מערך החדר שקיבל </text:span><text:span text:style-name="T45">(</text:span><text:span text:style-name="T8">הוכיחו</text:span><text:span text:style-name="T7"> </text:span><text:span text:style-name="T9">שבכל </text:span><text:span text:style-name="T7">החלוקות ללא קנאה, הדייר משלם יותר מערך החדר שקיבל).</text:span></text:p>
      <text:p text:style-name="P8">שאלה<text:span text:style-name="T15"> </text:span><text:span text:style-name="T18">5</text:span>: <text:span text:style-name="T16">שכר-דירה אגליטרי</text:span></text:p>
      <text:p text:style-name="P4">נתונה בעיית חלוקת חדרים ושכר-דירה. כזכור, <text:span text:style-name="T42">חלוקה אגליטרית </text:span>היא חלוקה שבה התועלת הנמוכה ביותר של שחקן כלשהו היא גבוהה ככל האפשר.</text:p>
      <text:p text:style-name="P4"/>
      <text:p text:style-name="P4"><text:soft-page-break/>כתבו קוד בפייתון, המוצא חלוקת חדרים אגליטרית, מבין כל החלוקות ללא-קנאה. <text:span text:style-name="T48">הסבירו ו</text:span><text:span text:style-name="T44">הדגימו </text:span><text:span text:style-name="T48">את תשובתכם.</text:span></text:p>
      <text:p text:style-name="P8">שאלה<text:span text:style-name="T12"> </text:span><text:span text:style-name="T18">6</text:span>: <text:span text:style-name="T39">השמת חפצים ללא כסף</text:span></text:p>
      <text:p text:style-name="P16"><text:span text:style-name="T20">נתונים n שחקנים ו־n חפצים </text:span><text:span text:style-name="T28">בדידים</text:span><text:span text:style-name="T20">. צריך לתת חפץ </text:span><text:span text:style-name="הבחנה">אחד בדיוק</text:span><text:span text:style-name="T20"> לכל שחקן, </text:span><text:span text:style-name="הבחנה">ללא</text:span><text:span text:style-name="T20"> כספים. תארו אלגוריתמים </text:span><text:span text:style-name="T23">יעילים </text:span><text:span text:style-name="T24">(- זמן ריצה פולינומיאלי ב-</text:span><text:span text:style-name="T32">n)</text:span><text:span text:style-name="T23"> </text:span><text:span text:style-name="T20">למציאת השמות המקיימות את התנאים הבאים:</text:span></text:p>
      <text:p text:style-name="P16"><text:span text:style-name="T28">א</text:span><text:span text:style-name="T20">. </text:span><text:span text:style-name="T30">השמה הממקסמת את </text:span><text:span text:style-name="T20">מכפלת הערכים.</text:span></text:p>
      <text:p text:style-name="P16"><text:span text:style-name="T29">ב</text:span><text:span text:style-name="T20">. </text:span><text:span text:style-name="T30">השמה אגליטרית - הממקסמת את </text:span><text:span text:style-name="T28">הערך הקטן ביותר</text:span><text:span text:style-name="T20">.</text:span></text:p>
      <text:p text:style-name="P13">* <text:span text:style-name="T47">ג</text:span>. השמה לקסימין־אגליטרית.</text:p>
      <text:p text:style-name="P14">הוכיחו את נכונות האלגוריתמי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07T16:01:02.622000000</dc:date>
    <meta:editing-duration>P11DT20H8M9S</meta:editing-duration>
    <meta:editing-cycles>1433</meta:editing-cycles>
    <meta:document-statistic meta:table-count="0" meta:image-count="0" meta:object-count="0" meta:page-count="2" meta:paragraph-count="28" meta:word-count="439" meta:character-count="2376" meta:non-whitespace-character-count="1964"/>
  </office:meta>
</office:document-meta>
</file>